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b00e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0e84eb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style:font-name="Arial" fo:font-size="11pt" fo:font-style="normal" fo:font-weight="normal"/>
    </style:style>
    <style:style style:name="T4" style:family="text">
      <style:text-properties style:font-name="Arial" fo:font-size="11pt" fo:font-style="normal" fo:font-weight="normal" officeooo:rsid="000bb00e"/>
    </style:style>
    <style:style style:name="T5" style:family="text">
      <style:text-properties officeooo:rsid="000bb00e"/>
    </style:style>
    <style:style style:name="T6" style:family="text">
      <style:text-properties officeooo:rsid="000d0727"/>
    </style:style>
    <style:style style:name="T7" style:family="text">
      <style:text-properties officeooo:rsid="000e84eb"/>
    </style:style>
    <style:style style:name="T8" style:family="text">
      <style:text-properties officeooo:rsid="0010f1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18"/>Notes on interact with linux <text:span text:style-name="T6">throgh shell</text:span></text:p>
      <text:p text:style-name="Text_20_body"/>
      <text:p text:style-name="P2">How to interact with linux ubuntu 14.04 through commands:</text:p>
      <text:p text:style-name="P1"><text:span text:style-name="T1">Commands: 1,</text:span><text:span text:style-name="T2">mkdir -- making directory.</text:span></text:p>
      <text:p text:style-name="P4"><text:s text:c="22"/>2, cd -- change directory.</text:p>
      <text:p text:style-name="P4"><text:s text:c="22"/>3, ls-- list out the fites in ditectory.</text:p>
      <text:p text:style-name="P4"><text:s text:c="22"/>4,user/local/lib -- changing the current directory through absolute path.</text:p>
      <text:p text:style-name="P4"><text:s text:c="22"/>5,rm --delete fies and folders.</text:p>
      <text:p text:style-name="P4"><text:s text:c="21"/>6,man and help --to more about commands.</text:p>
      <text:p text:style-name="P4"><text:s text:c="21"/>7,cp -- copy files throug commands.</text:p>
      <text:p text:style-name="P4"><text:s text:c="21"/>8, Touch --to create files.</text:p>
      <text:p text:style-name="P6"><text:span text:style-name="T3"><text:s text:c="21"/>9, cd -- it is used to go back to fo</text:span><text:span text:style-name="T4">lder.</text:span></text:p>
      <text:p text:style-name="P5"><text:s text:c="21"/>10,mv- used to move files through command line.</text:p>
      <text:p text:style-name="P6"><text:s text:c="22"/><text:span text:style-name="T5">11,sudo-- duper user do to install packages with user permisson.</text:span></text:p>
      <text:p text:style-name="P7"><text:s text:c="22"/><text:span text:style-name="T7">12, apt-get command--to install ,remove,update i,search, upgrade in linux requre root <text:s text:c="13"/>priviliges .</text:span></text:p>
      <text:p text:style-name="P6"><text:s text:c="24"/><text:span text:style-name="T7">ex: sudo apt-get update</text:span></text:p>
      <text:p text:style-name="P6"><text:s text:c="29"/><text:span text:style-name="T7">sudo </text:span><text:s/><text:span text:style-name="T7">apt-get install</text:span></text:p>
      <text:p text:style-name="P6"><text:s text:c="30"/><text:span text:style-name="T7">sudo apt-get </text:span></text:p>
      <text:p text:style-name="P6"><text:s text:c="22"/><text:span text:style-name="T8">13,pwd –present working directory.</text:span></text:p>
      <text:p text:style-name="P6"><text:s text:c="21"/><text:span text:style-name="T8">14,hostname -I gives ip address in our network.</text:span></text:p>
      <text:p text:style-name="P6"><text:s text:c="22"/><text:span text:style-name="T8">15, ping – use ping to check connection to server.</text:span></text:p>
      <text:p text:style-name="P6"><text:s text:c="22"/><text:span text:style-name="T8">16,du –show directory space usage.</text:span></text:p>
      <text:p text:style-name="P6"><text:s text:c="22"/><text:span text:style-name="T8">17, ,df –show the disk usage.</text:span></text:p>
      <text:p text:style-name="P6"><text:s text:c="22"/><text:span text:style-name="T8">18,head file – shows thefirst 10 lines of the file</text:span></text:p>
      <text:p text:style-name="P6"><text:s text:c="22"/><text:span text:style-name="T8">20,tail –shows last 10 lines of the gile</text:span></text:p>
      <text:p text:style-name="P6"><text:s text:c="22"/><text:span text:style-name="T8">21,cat &gt;file –places the standard i/p into file</text:span></text:p>
      <text:p text:style-name="P6"><text:s text:c="22"/><text:span text:style-name="T8">22,mv file1 file2 <text:s/>-- remove or move file1 to file2 is in existing directory</text:span></text:p>
      <text:p text:style-name="P6"/>
      <text:p text:style-name="P6"><text:s text:c="22"/></text:p>
      <text:p text:style-name="P6"/>
      <text:p text:style-name="P6"><text:s text:c="22"/><text:span text:style-name="T5">these are the basic commands i have leant and so many commands are there and i'm learning those also .</text:span></text:p>
      <text:p text:style-name="P5"><text:s/></text:p>
      <text:p text:style-name="P6"/>
      <text:p text:style-name="P6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1:57:23.069362803</meta:creation-date>
    <dc:date>2018-06-19T12:49:03.357388873</dc:date>
    <meta:editing-duration>PT19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9" meta:word-count="212" meta:character-count="1817" meta:non-whitespace-character-count="1038"/>
  </office:meta>
</office:document-meta>
</file>